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Calibri"/>
    </style:style>
    <style:style style:name="P2" style:family="paragraph" style:parent-style-name="Standard">
      <style:paragraph-properties fo:text-align="center" style:justify-single-word="false"/>
      <style:text-properties style:font-name="Calibri"/>
    </style:style>
    <style:style style:name="P3"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style:font-size-asian="12pt" style:font-size-complex="12pt"/>
    </style:style>
    <style:style style:name="P6" style:family="paragraph" style:parent-style-name="Standard">
      <style:paragraph-properties fo:text-align="center" style:justify-single-word="false"/>
      <style:text-properties fo:color="#666666" style:font-name="Calibri"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666666" style:font-name="Calibri"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808080" style:font-name="Calibri"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color="#808080" style:font-name="Calibri"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000000" style:font-name="Calibri" fo:font-size="12pt" fo:font-weight="normal" style:font-size-asian="12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style:font-name="Calibri" fo:font-size="12pt" style:font-size-asian="12pt" style:font-size-complex="12pt"/>
    </style:style>
    <style:style style:name="P12" style:family="paragraph" style:parent-style-name="Standard" style:list-style-name="L2">
      <style:paragraph-properties fo:text-align="start" style:justify-single-word="false"/>
      <style:text-properties fo:color="#000000" style:font-name="Calibri" fo:font-size="12pt" fo:font-weight="normal" style:font-size-asian="12pt" style:font-weight-asian="normal" style:font-size-complex="12pt" style:font-weight-complex="normal"/>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style:font-weight-asian="normal" style:font-weight-complex="normal"/>
    </style:style>
    <style:style style:name="T3" style:family="text">
      <style:text-properties fo:font-variant="normal" fo:text-transform="none" fo:color="#000000" fo:letter-spacing="normal" fo:font-weight="normal"/>
    </style:style>
    <style:style style:name="T4" style:family="text">
      <style:text-properties fo:font-weight="normal" style:font-weight-asian="normal" style:font-weight-complex="normal"/>
    </style:style>
    <style:style style:name="T5" style:family="text">
      <style:text-properties style:font-name="Calibri"/>
    </style:style>
    <style:style style:name="T6" style:family="text">
      <style:text-properties style:font-name="Calibri" fo:font-weight="normal" style:font-weight-asian="normal" style:font-weight-complex="normal"/>
    </style:style>
    <style:style style:name="T7" style:family="text">
      <style:text-properties fo:color="#000000"/>
    </style:style>
    <style:style style:name="T8" style:family="text">
      <style:text-properties fo:color="#000000"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achariasz Strus</text:p>
      <text:p text:style-name="P1">Informatyka r.15/16 gr.4</text:p>
      <text:p text:style-name="P1">Indeks: 155199</text:p>
      <text:p text:style-name="P1">25.10.2015</text:p>
      <text:p text:style-name="P1"/>
      <text:p text:style-name="P2"/>
      <text:p text:style-name="P6">Bazy Danych – projekt</text:p>
      <text:p text:style-name="P6">Część 1 – założenia</text:p>
      <text:p text:style-name="P3"/>
      <text:p text:style-name="P7">Temat projektu</text:p>
      <text:p text:style-name="P4">Wytwórnia muzyczna</text:p>
      <text:p text:style-name="P4"/>
      <text:p text:style-name="P7">Treść projektu</text:p>
      <text:p text:style-name="P4">Niniejszy projekt zawiera obejmuje niektóre zagadnienia związane z prowadzeniem wytwórni mu<text:span text:style-name="T5">zycznej. Artyści, czyli zespoły lub artyści solowi, podpisują kontrakty z wytwórnią. Każdy artysta reprezentowany jest przez menadżera. Każdy artysta nie może mieć podpisanych kilku kontraktów jednocześnie. Istnieją różne typy kontraktów :</text:span></text:p>
      <text:list xml:id="list8235210284766071469" text:style-name="L1">
        <text:list-item>
          <text:p text:style-name="P11"><text:span text:style-name="T4">ty</text:span><text:span text:style-name="T8">p </text:span><text:span text:style-name="T1">360º</text:span><text:span text:style-name="T7"> </text:span>– w tej umowie wytwórnia posiada kontrolę nad wszystkimi przychodami artysty (płyty i tantiemy z radia), artysta dostaje sporą zaliczkę na początek współpracy, dzięki której będzie mógł np. nagrać płytę. Wytwórnia zobowiązuje się do wydania nieograniczonej ilości płyt w trakcie trwania umowy, która jest <text:s/>podpisywana na określony czas ( max 1 rok ), po wygaśnięciu umowy wytwórnia ma prawo do wydawania płyt i czerpania z nich zysków .</text:p>
        </text:list-item>
        <text:list-item>
          <text:p text:style-name="P11">typ standardowy – artysta dostaje zaliczkę na nagranie płyty, wytwórnia wydaje następnie płytę, artysta otrzymuje przychody wygenerowane przez sprzedaż płyty dopiero gdy wytwórnia zarobi tyle ile wynosiła zaliczka. Wytwórnia zobowiązuje się do wydania nieograniczonej ilości płyt w trakcie trwania umowy, która jest <text:s/>podpisywana na określony czas ( max 2 lata), po wygaśnięciu umowy wytwórnia ma prawo do wydawania płyt i czerpania z nich zysków .</text:p>
        </text:list-item>
        <text:list-item>
          <text:p text:style-name="P11"><text:span text:style-name="T1">tłoczenie i dystrybucję płyty (</text:span><text:span text:style-name="Emphasis"><text:span text:style-name="T3">pressing and distribution -</text:span></text:span><text:span text:style-name="T1"> P&amp;D)</text:span><text:span text:style-name="T7"> – artysta przychodzi z gotowym materiałem (nagranie gotowe do wydania oraz projekt okładki) , wytwórnia zajmuje się jedynie wytłoczeniem oraz dystrybucją płyt, za każdą z nich pobiera prowizję. Wytwórnia zobowiązuje się do wydania jednej płyty w trakcie trwania umowy, która jest <text:s/>podpisywana na określony czas ( max 5 lata), po wygaśnięciu umowy wytwórnia nie ma prawa do wydawania płyt.</text:span></text:p>
        </text:list-item>
      </text:list>
      <text:p text:style-name="P4">Wytwórnia prowadzi rozliczenia z artystami za wydane płyty oraz tantiemy pochodzące z emisji utworów przez stacje radiowe. </text:p>
      <text:p text:style-name="P5"><text:span text:style-name="T4">Poza tym wytwórnia podpisuje kontrakty z rozgłośniami radiowymi. Obowiązują one przez określony czas i pozwalają rozgłośni emitować utwory artystów, którzy mają podpisany kontrakt typu <text:s/></text:span><text:span text:style-name="T2">360º, za ustaloną w kontrakcie opłatą za jeden utwór.</text:span></text:p>
      <text:p text:style-name="P5"><text:span text:style-name="T4">Program obejmuje głównie relacje wytwórni z artystami, oraz w mniejszym stopniu z rozgłośniami radiowymi, a nie z innymi firmami biorącymi udział w proce</text:span><text:span text:style-name="T6">sie wydawania płyty, etc.</text:span></text:p>
      <text:p text:style-name="P4"/>
      <text:p text:style-name="P7">Opis wymagań</text:p>
      <text:p text:style-name="P8">Zlecający</text:p>
      <text:p text:style-name="P10">Zleceniodawcą projektu jest szef wytwórni muzycznej.</text:p>
      <text:p text:style-name="P8"/>
      <text:p text:style-name="P8">Przedmiot zlecenia </text:p>
      <text:p text:style-name="P10"><text:soft-page-break/>Przedmiotem zlecenia jest stworzenie bazy danych zawierającej dane na temat kontraktów wytwórni z artystami i rozgłośniami radiowymi, rozliczeń za wydane płyty oraz tantiemy.</text:p>
      <text:p text:style-name="P10">Artysta otrzymuje wypłatę za każde wydanie swojej płyty oraz dodatkowo co miesiąc otrzymuje tantiemy od rozgłośni radiowych, z którymi wytwórnia współpracuje. Zarówno wysokość wypłat za przychód z płyt, jak i tantiemy zależą od typu kontraktu i obliczane są na podstawie warunków zawartych w kontrakcie, a mianowicie procent z przychodów z płyt (PP) oraz z tantiem (PT).</text:p>
      <text:p text:style-name="P9"/>
      <text:p text:style-name="P8">Główne scenariusze</text:p>
      <text:list xml:id="list4732332110847248167" text:style-name="L2">
        <text:list-item>
          <text:p text:style-name="P12">Podpisanie kontraktu z artystą</text:p>
          <text:list>
            <text:list-item>
              <text:p text:style-name="P12">Jeżeli jest to artysta nie współpracujący do tej pory z wytwórnią podpisuje po <text:tab/>prostu kontrakt, zostaje ustalony typ kontraktu oraz przychód zespołu ( PP i PT ), <text:tab/>jeżeli artysta miał podpisany wcześniej kontrakt i nastąpiło jego wygaśnięcie, to <text:tab/>zostaje podpisany nowy, który jest jego kontynuacją.</text:p>
            </text:list-item>
          </text:list>
        </text:list-item>
        <text:list-item>
          <text:p text:style-name="P12">Wydanie płyty</text:p>
          <text:list>
            <text:list-item>
              <text:p text:style-name="P12">Jeżeli artysta ma podpisany kontrakt 360 lub standardowy zgłasza się do <text:tab/>wytwórni w celu odebrania zaliczki na nagranie płyty.</text:p>
            </text:list-item>
            <text:list-item>
              <text:p text:style-name="P12">Zespół nagrywa płytę własną rękę, w przypadku umowy P&amp;D artysta przychodzi <text:tab/>z gotowym materiałem.</text:p>
            </text:list-item>
            <text:list-item>
              <text:p text:style-name="P12">Wytwórnia zajmuje się produkcją oraz dystrybucją płyt.</text:p>
            </text:list-item>
            <text:list-item>
              <text:p text:style-name="P12">Po wpłynięciu dochodów z płyty wytwórnia oblicza wypłatę dla artysty ( wpływy <text:tab/>razy PP ), w przypadku umowy standardowej wypłata artysty będzie równa 0, <text:tab/>dopóki wpływy z danej płyty nie przekroczą wypłaconej zaliczki. Pieniądze z płyt <text:tab/>wpływają raz na miesiąc.</text:p>
            </text:list-item>
            <text:list-item>
              <text:p text:style-name="P12">Artysta otrzymuje wypłatę przelewem na konto.</text:p>
            </text:list-item>
          </text:list>
        </text:list-item>
        <text:list-item>
          <text:p text:style-name="P12">Podpisanie kontraktu z rozgłośnią radiową</text:p>
          <text:list>
            <text:list-item>
              <text:p text:style-name="P12">Wytwórnia podpisuje kontrakt z rozgłośnią radiową, określa cenę emisji utworu <text:tab/>oraz czas trwania umowy. Jeżeli rozgłośnia miała podpisany wcześniej kontrakt <text:tab/>to zostaje podpisany nowy, który jest jego kontynuacją.</text:p>
            </text:list-item>
          </text:list>
        </text:list-item>
        <text:list-item>
          <text:p text:style-name="P12">Miesięczne rozliczenie z wpływów z rozgłośni radiowej ( dotyczy zespołów z kontraktem typu 360 ) </text:p>
          <text:list>
            <text:list-item>
              <text:p text:style-name="P12">Wytwórnia oblicza należność jaką winna jest jej dana rozgłośnia radiowa na <text:tab/>podstawie ilości wyemitowanych piosenek, a następnie informuje o tym <text:tab/>rozgłośnię.</text:p>
            </text:list-item>
            <text:list-item>
              <text:p text:style-name="P12">Wytwórnia otrzymuje wypłatę od rozgłośni. Obliczana zostaje wypłata dla <text:tab/>artysty : tantiemy razy PT.</text:p>
            </text:list-item>
            <text:list-item>
              <text:p text:style-name="P12">Artysta otrzymuje swoją wypłatę przelewem na konto.</text:p>
            </text:list-item>
          </text:list>
        </text:list-item>
        <text:list-item>
          <text:p text:style-name="P12">Kolejne wydanie płyty</text:p>
          <text:list>
            <text:list-item>
              <text:p text:style-name="P12">Nakład płyt w sklepach kończy się.</text:p>
            </text:list-item>
            <text:list-item>
              <text:p text:style-name="P12">Szef wytwórni analizuje opłacalność kolejnego wydania poprzez porównanie </text:p>
              <text:list>
                <text:list-item>
                  <text:list>
                    <text:list-header>
                      <text:p text:style-name="P12">przychodów i kosztów poprzedniego wydania.</text:p>
                    </text:list-header>
                  </text:list>
                </text:list-item>
              </text:list>
            </text:list-item>
            <text:list-item>
              <text:p text:style-name="P12">Jeżeli szef stwierdzi, że należy wydać jeszcze raz daną płytę, dalej odbywa się to <text:tab/>jak w pkt 3.2 – 3.4.</text:p>
            </text:list-item>
          </text:list>
        </text:list-item>
      </text:list>
      <text:p text:style-name="P10"/>
      <text:p text:style-name="P10"><text:tab/><text:tab/></text:p>
      <text:p text:style-name="P10"/>
      <text:p text:style-name="P7">Problemy rozwiązywane przez system</text:p>
      <text:p text:style-name="P10">System zawiera informacje o przychodach firmy z płyt i rozgłośni radiowych. Dzięki niemu wiemy, jakie przychody generują artyści oraz na jakich warunkach obecnie odbywa się współpraca z nimi, czyli jakiego typu jest kontrakt. </text:p>
      <text:p text:style-name="P10"><text:soft-page-break/>System pozwala również kontrolować kontrakty z rozgłośniami radiowymi oraz pochodzące od nich wpływ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chariasz Strus</meta:initial-creator>
    <meta:creation-date>2015-10-05T10:11:03.84</meta:creation-date>
    <dc:date>2015-10-26T19:47:45.13</dc:date>
    <dc:creator>Zachariasz Strus</dc:creator>
    <meta:editing-duration>P1DT1H48M55S</meta:editing-duration>
    <meta:editing-cycles>44</meta:editing-cycles>
    <meta:generator>OpenOffice/4.0.1$Win32 OpenOffice.org_project/401m5$Build-9714</meta:generator>
    <meta:printed-by>Zachariasz Strus</meta:printed-by>
    <meta:print-date>2015-10-12T15:53:56.60</meta:print-date>
    <meta:document-statistic meta:table-count="0" meta:image-count="0" meta:object-count="0" meta:page-count="3" meta:paragraph-count="46" meta:word-count="775" meta:character-count="5323"/>
  </office:meta>
</office:document-meta>
</file>